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1" svg:stroke-width="0.088cm" svg:stroke-color="#4f81bd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68686" draw:start-line-spacing-horizontal="0cm" draw:start-line-spacing-vertical="0cm" draw:end-line-spacing-horizontal="0cm" draw:end-line-spacing-vertical="0cm"/>
    </style:style>
    <style:style style:name="gr2" style:family="graphic" style:parent-style-name="standard">
      <style:graphic-properties draw:stroke="solid" svg:stroke-width="0.088cm" svg:stroke-color="#4f81bd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68686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88cm" svg:stroke-color="#4f81bd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68686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fo:margin-top="0cm" fo:margin-bottom="0.353cm" fo:line-height="115%" fo:text-align="center" style:writing-mode="lr-tb"/>
    </style:style>
    <style:style style:name="P3" style:family="paragraph">
      <style:paragraph-properties fo:margin-top="0cm" fo:margin-bottom="0.353cm" fo:line-height="115%" fo:text-align="center" style:writing-mode="lr-tb"/>
      <style:text-properties fo:font-size="12pt"/>
    </style:style>
    <style:style style:name="P4" style:family="paragraph">
      <style:paragraph-properties fo:margin-top="0cm" fo:margin-bottom="0cm" fo:line-height="115%" fo:text-align="center" style:writing-mode="lr-tb"/>
    </style:style>
    <style:style style:name="P5" style:family="paragraph">
      <style:paragraph-properties fo:margin-top="0cm" fo:margin-bottom="0cm" fo:line-height="115%" fo:text-align="center" style:writing-mode="lr-tb"/>
      <style:text-properties fo:font-size="12pt"/>
    </style:style>
    <style:style style:name="T1" style:family="text">
      <style:text-properties style:use-window-font-color="true" style:font-name="Calibri" fo:font-size="9pt" fo:language="es" fo:country="ES" style:font-name-asian="Calibri" style:font-size-asian="9pt" style:font-name-complex="Times New Roman" style:font-size-complex="9pt" style:language-complex="ar" style:country-complex="SA"/>
    </style:style>
    <style:style style:name="T2" style:family="text">
      <style:text-properties style:use-window-font-color="true" style:font-name="Calibri" fo:font-size="9pt" fo:language="es" fo:country="EC" style:font-name-asian="Calibri" style:font-size-asian="9pt" style:font-name-complex="Times New Roman" style:font-size-complex="9pt" style:language-complex="ar" style:country-complex="SA"/>
    </style:style>
    <style:style style:name="T3" style:family="text">
      <style:text-properties style:use-window-font-color="true" style:font-name="Calibri" fo:font-size="11pt" fo:language="es" fo:country="ES" fo:font-weight="bold" style:font-name-asian="Calibri" style:font-size-asian="11pt" style:font-weight-asian="bold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connector draw:style-name="gr1" draw:text-style-name="P1" draw:layer="layout" draw:type="line" svg:x1="16.386cm" svg:y1="10.701cm" svg:x2="18.432cm" svg:y2="10.705cm" svg:d="M16386 10701l2046 4" svg:viewBox="0 0 2047 5">
              <text:p/>
            </draw:connector>
            <draw:connector draw:style-name="gr1" draw:text-style-name="P1" draw:layer="layout" draw:type="line" svg:x1="18.43cm" svg:y1="10.014cm" svg:x2="20.448cm" svg:y2="10.017cm" svg:d="M18430 10014l2018 3" svg:viewBox="0 0 2019 4">
              <text:p/>
            </draw:connector>
            <draw:connector draw:style-name="gr1" draw:text-style-name="P1" draw:layer="layout" draw:type="line" svg:x1="18.423cm" svg:y1="9.98cm" svg:x2="18.427cm" svg:y2="10.703cm" svg:d="M18423 9980l4 723" svg:viewBox="0 0 5 724">
              <text:p/>
            </draw:connector>
          </draw:g>
          <draw:g>
            <draw:connector draw:style-name="gr2" draw:text-style-name="P1" draw:layer="layout" draw:type="line" svg:x1="23.759cm" svg:y1="9.072cm" svg:x2="23.763cm" svg:y2="9.49cm" svg:d="M23759 9072l4 418" svg:viewBox="0 0 5 419">
              <text:p/>
            </draw:connector>
            <draw:connector draw:style-name="gr2" draw:text-style-name="P1" draw:layer="layout" draw:type="line" svg:x1="23.812cm" svg:y1="9.038cm" svg:x2="22.408cm" svg:y2="9.042cm" svg:d="M23812 9038l-1404 4" svg:viewBox="0 0 1405 5">
              <text:p/>
            </draw:connector>
            <draw:connector draw:style-name="gr2" draw:text-style-name="P1" draw:layer="layout" draw:type="line" svg:x1="22.191cm" svg:y1="5.424cm" svg:x2="22.195cm" svg:y2="5.902cm" svg:d="M22191 5424l4 478" svg:viewBox="0 0 5 479">
              <text:p/>
            </draw:connector>
            <draw:connector draw:style-name="gr2" draw:text-style-name="P1" draw:layer="layout" draw:type="line" svg:x1="22.191cm" svg:y1="3.508cm" svg:x2="22.195cm" svg:y2="4.277cm" svg:d="M22191 3508l4 769" svg:viewBox="0 0 5 770">
              <text:p/>
            </draw:connector>
            <draw:connector draw:style-name="gr1" draw:text-style-name="P1" draw:layer="layout" draw:type="line" svg:x1="20.686cm" svg:y1="9.058cm" svg:x2="20.69cm" svg:y2="9.486cm" svg:d="M20686 9058l4 428" svg:viewBox="0 0 5 429">
              <text:p/>
            </draw:connector>
            <draw:custom-shape draw:style-name="gr3" draw:text-style-name="P3" draw:layer="layout" svg:width="2.222cm" svg:height="1.714cm" svg:x="19.558cm" svg:y="7.151cm">
              <text:p text:style-name="P2"><text:span text:style-name="T1">Asistente Auditoría Médica (1)</text:span></text:p>
              <text:p text:style-name="P2"><text:span text:style-name="T1">Médicos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1" draw:layer="layout" draw:type="line" svg:x1="20.709cm" svg:y1="6.78cm" svg:x2="20.713cm" svg:y2="7.153cm" svg:d="M20709 6780l4 373" svg:viewBox="0 0 5 374">
              <text:p/>
            </draw:connector>
            <draw:custom-shape draw:style-name="gr3" draw:text-style-name="P3" draw:layer="layout" svg:width="3.229cm" svg:height="1.482cm" svg:x="20.614cm" svg:y="3.942cm">
              <text:p text:style-name="P2"><text:span text:style-name="T1">Departamento Médico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5.125cm" svg:height="0.847cm" svg:x="19.58cm" svg:y="5.879cm">
              <text:p text:style-name="P2"><text:span text:style-name="T1">Coordinador <text:s/>Auditoría Médica (1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2.114cm" svg:height="1.687cm" svg:x="22.618cm" svg:y="7.117cm">
              <text:p text:style-name="P2"><text:span text:style-name="T2">Auditores Médicos <text:s text:c="3"/>(2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1" draw:layer="layout" draw:type="line" svg:x1="23.726cm" svg:y1="6.747cm" svg:x2="23.729cm" svg:y2="7.119cm" svg:d="M23726 6747l3 372" svg:viewBox="0 0 4 373">
              <text:p/>
            </draw:connector>
            <draw:connector draw:style-name="gr1" draw:text-style-name="P1" draw:layer="layout" draw:type="line" svg:x1="22.057cm" svg:y1="6.724cm" svg:x2="22.092cm" svg:y2="9.105cm" svg:d="M22057 6724l35 2381" svg:viewBox="0 0 36 2382">
              <text:p/>
            </draw:connector>
            <draw:custom-shape draw:style-name="gr3" draw:text-style-name="P3" draw:layer="layout" svg:width="2.262cm" svg:height="1.255cm" svg:x="22.595cm" svg:y="9.25cm">
              <text:p text:style-name="P2"><text:span text:style-name="T1">Liquidador (1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onnector draw:style-name="gr2" draw:text-style-name="P1" draw:layer="layout" draw:type="line" svg:x1="20.888cm" svg:y1="10.433cm" svg:x2="20.891cm" svg:y2="10.851cm" svg:d="M20888 10433l3 418" svg:viewBox="0 0 4 419">
                <text:p/>
              </draw:connector>
              <draw:custom-shape draw:style-name="gr3" draw:text-style-name="P3" draw:layer="layout" svg:width="2.32cm" svg:height="1.324cm" svg:x="18.166cm" svg:y="12.693cm">
                <text:p text:style-name="P2"><text:span text:style-name="T2">Médico General (1)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2.301cm" svg:height="0.854cm" svg:x="21.08cm" svg:y="14.515cm">
                <text:p text:style-name="P2"><text:span text:style-name="T2">Pediatra (1)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2.345cm" svg:height="0.927cm" svg:x="21.039cm" svg:y="11.331cm">
                <text:p text:style-name="P2"><text:span text:style-name="T1">Punto Su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2.313cm" svg:height="0.927cm" svg:x="18.173cm" svg:y="11.331cm">
                <text:p text:style-name="P2"><text:span text:style-name="T1">Punto Nor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2" draw:text-style-name="P1" draw:layer="layout" draw:type="line" svg:x1="22.283cm" svg:y1="12.255cm" svg:x2="22.286cm" svg:y2="12.707cm" svg:d="M22283 12255l3 452" svg:viewBox="0 0 4 453">
                <text:p/>
              </draw:connector>
              <draw:connector draw:style-name="gr2" draw:text-style-name="P1" draw:layer="layout" draw:type="line" svg:x1="19.367cm" svg:y1="12.255cm" svg:x2="19.36cm" svg:y2="12.707cm" svg:d="M19367 12255l-7 452" svg:viewBox="0 0 8 453">
                <text:p/>
              </draw:connector>
              <draw:connector draw:style-name="gr2" draw:text-style-name="P1" draw:layer="layout" draw:type="line" svg:x1="22.337cm" svg:y1="14.078cm" svg:x2="22.33cm" svg:y2="14.517cm" svg:d="M22337 14078l-7 439" svg:viewBox="0 0 8 440">
                <text:p/>
              </draw:connector>
              <draw:custom-shape draw:style-name="gr3" draw:text-style-name="P3" draw:layer="layout" svg:width="2.32cm" svg:height="1.324cm" svg:x="21.069cm" svg:y="12.714cm">
                <text:p text:style-name="P2"><text:span text:style-name="T2">Médico General (1)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2" draw:text-style-name="P1" draw:layer="layout" draw:type="line" svg:x1="22.329cm" svg:y1="10.869cm" svg:x2="22.332cm" svg:y2="11.287cm" svg:d="M22329 10869l3 418" svg:viewBox="0 0 4 419">
                <text:p/>
              </draw:connector>
              <draw:connector draw:style-name="gr2" draw:text-style-name="P1" draw:layer="layout" draw:type="line" svg:x1="19.334cm" svg:y1="10.855cm" svg:x2="19.337cm" svg:y2="11.284cm" svg:d="M19334 10855l3 429" svg:viewBox="0 0 4 430">
                <text:p/>
              </draw:connector>
              <draw:connector draw:style-name="gr2" draw:text-style-name="P1" draw:layer="layout" draw:type="line" svg:x1="22.364cm" svg:y1="10.837cm" svg:x2="19.293cm" svg:y2="10.841cm" svg:d="M22364 10837l-3071 4" svg:viewBox="0 0 3072 5">
                <text:p/>
              </draw:connector>
              <draw:custom-shape draw:style-name="gr3" draw:text-style-name="P3" draw:layer="layout" svg:width="2.359cm" svg:height="1.299cm" svg:x="19.512cm" svg:y="9.25cm">
                <text:p text:style-name="P2"><text:span text:style-name="T2"><text:s/></text:span><text:span text:style-name="T2">Médicos <text:s text:c="3"/>(3)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onnector draw:style-name="gr2" draw:text-style-name="P1" draw:layer="layout" draw:type="line" svg:x1="22.346cm" svg:y1="6.768cm" svg:x2="22.382cm" svg:y2="9.095cm" svg:d="M22346 6768l36 2327" svg:viewBox="0 0 37 2328">
              <text:p/>
            </draw:connector>
            <draw:connector draw:style-name="gr1" draw:text-style-name="P1" draw:layer="layout" draw:type="line" svg:x1="22.057cm" svg:y1="9.059cm" svg:x2="20.653cm" svg:y2="9.063cm" svg:d="M22057 9059l-1404 4" svg:viewBox="0 0 1405 5">
              <text:p/>
            </draw:connector>
          </draw:g>
          <draw:g>
            <draw:g>
              <draw:connector draw:style-name="gr2" draw:text-style-name="P1" draw:layer="layout" draw:type="line" svg:x1="14.813cm" svg:y1="7.895cm" svg:x2="5.491cm" svg:y2="7.899cm" svg:d="M14813 7895l-9322 4" svg:viewBox="0 0 9323 5">
                <text:p/>
              </draw:connector>
              <draw:g>
                <draw:connector draw:style-name="gr2" draw:text-style-name="P1" draw:layer="layout" draw:type="line" svg:x1="5.491cm" svg:y1="7.862cm" svg:x2="5.494cm" svg:y2="8.631cm" svg:d="M5491 7862l3 769" svg:viewBox="0 0 4 770">
                  <text:p/>
                </draw:connector>
                <draw:connector draw:style-name="gr2" draw:text-style-name="P1" draw:layer="layout" draw:type="line" svg:x1="4.002cm" svg:y1="12.938cm" svg:x2="5.521cm" svg:y2="12.942cm" svg:d="M4002 12938l1519 4" svg:viewBox="0 0 1520 5">
                  <text:p/>
                </draw:connector>
                <draw:connector draw:style-name="gr2" draw:text-style-name="P1" draw:layer="layout" draw:type="line" svg:x1="4.014cm" svg:y1="11.074cm" svg:x2="5.533cm" svg:y2="11.077cm" svg:d="M4014 11074l1519 3" svg:viewBox="0 0 1520 4">
                  <text:p/>
                </draw:connector>
                <draw:custom-shape draw:style-name="gr3" draw:text-style-name="P3" draw:layer="layout" svg:width="2.752cm" svg:height="1.482cm" svg:x="4.226cm" svg:y="8.253cm">
                  <text:p text:style-name="P2"><text:span text:style-name="T1">Departamento <text:s/>de Cobranzas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3" draw:layer="layout" svg:width="2.567cm" svg:height="1.324cm" svg:x="4.411cm" svg:y="10.442cm">
                  <text:p text:style-name="P2"><text:span text:style-name="T1">Ejecutivo de Cobranzas 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2" draw:text-style-name="P1" draw:layer="layout" draw:type="line" svg:x1="4.025cm" svg:y1="10.149cm" svg:x2="4.028cm" svg:y2="12.94cm" svg:d="M4025 10149l3 2791" svg:viewBox="0 0 4 2792">
                  <text:p/>
                </draw:connector>
                <draw:custom-shape draw:style-name="gr3" draw:text-style-name="P3" draw:layer="layout" svg:width="2.567cm" svg:height="1.324cm" svg:x="4.432cm" svg:y="12.307cm">
                  <text:p text:style-name="P2"><text:span text:style-name="T1">Ejecutivo Call Center 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2" draw:text-style-name="P1" draw:layer="layout" draw:type="line" svg:x1="5.512cm" svg:y1="9.707cm" svg:x2="5.515cm" svg:y2="10.185cm" svg:d="M5512 9707l3 478" svg:viewBox="0 0 4 479">
                  <text:p/>
                </draw:connector>
                <draw:connector draw:style-name="gr2" draw:text-style-name="P1" draw:layer="layout" draw:type="line" svg:x1="4.06cm" svg:y1="10.181cm" svg:x2="5.579cm" svg:y2="10.185cm" svg:d="M4060 10181l1519 4" svg:viewBox="0 0 1520 5">
                  <text:p/>
                </draw:connector>
              </draw:g>
              <draw:g>
                <draw:connector draw:style-name="gr2" draw:text-style-name="P1" draw:layer="layout" draw:type="line" svg:x1="8.51cm" svg:y1="7.911cm" svg:x2="8.514cm" svg:y2="8.68cm" svg:d="M8510 7911l4 769" svg:viewBox="0 0 5 770">
                  <text:p/>
                </draw:connector>
                <draw:connector draw:style-name="gr2" draw:text-style-name="P1" draw:layer="layout" draw:type="line" svg:x1="8.539cm" svg:y1="9.634cm" svg:x2="8.542cm" svg:y2="10.218cm" svg:d="M8539 9634l3 584" svg:viewBox="0 0 4 585">
                  <text:p/>
                </draw:connector>
                <draw:custom-shape draw:style-name="gr3" draw:text-style-name="P3" draw:layer="layout" svg:width="2.668cm" svg:height="1.396cm" svg:x="7.184cm" svg:y="8.292cm">
                  <text:p text:style-name="P2"><text:span text:style-name="T1">Departamento de Convenios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5" draw:layer="layout" svg:width="2.634cm" svg:height="1.371cm" svg:x="7.217cm" svg:y="10.102cm">
                  <text:p text:style-name="P4"><text:span text:style-name="T1">Ejecutivo de Convenios 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onnector draw:style-name="gr2" draw:text-style-name="P1" draw:layer="layout" draw:type="line" svg:x1="11.398cm" svg:y1="7.929cm" svg:x2="11.401cm" svg:y2="8.698cm" svg:d="M11398 7929l3 769" svg:viewBox="0 0 4 770">
                  <text:p/>
                </draw:connector>
                <draw:connector draw:style-name="gr2" draw:text-style-name="P1" draw:layer="layout" draw:type="line" svg:x1="11.426cm" svg:y1="9.652cm" svg:x2="11.43cm" svg:y2="10.236cm" svg:d="M11426 9652l4 584" svg:viewBox="0 0 5 585">
                  <text:p/>
                </draw:connector>
                <draw:custom-shape draw:style-name="gr3" draw:text-style-name="P3" draw:layer="layout" svg:width="2.715cm" svg:height="1.396cm" svg:x="10.041cm" svg:y="8.31cm">
                  <text:p text:style-name="P2"><text:span text:style-name="T1">Departamento de Emisiones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5" draw:layer="layout" svg:width="2.682cm" svg:height="1.371cm" svg:x="10.075cm" svg:y="10.119cm">
                  <text:p text:style-name="P4"><text:span text:style-name="T1">Ejecutivo de Emisiones 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onnector draw:style-name="gr2" draw:text-style-name="P1" draw:layer="layout" draw:type="line" svg:x1="14.714cm" svg:y1="11.164cm" svg:x2="14.717cm" svg:y2="11.642cm" svg:d="M14714 11164l3 478" svg:viewBox="0 0 4 479">
                  <text:p/>
                </draw:connector>
                <draw:connector draw:style-name="gr2" draw:text-style-name="P1" draw:layer="layout" draw:type="line" svg:x1="14.763cm" svg:y1="7.915cm" svg:x2="14.767cm" svg:y2="8.684cm" svg:d="M14763 7915l4 769" svg:viewBox="0 0 5 770">
                  <text:p/>
                </draw:connector>
                <draw:custom-shape draw:style-name="gr3" draw:text-style-name="P3" draw:layer="layout" svg:width="3.229cm" svg:height="1.396cm" svg:x="13.059cm" svg:y="8.326cm">
                  <text:p text:style-name="P2"><text:span text:style-name="T1">Departamento Servicio al Cliente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2" draw:text-style-name="P1" draw:layer="layout" draw:type="line" svg:x1="14.753cm" svg:y1="9.779cm" svg:x2="14.742cm" svg:y2="10.273cm" svg:d="M14753 9779l-11 494" svg:viewBox="0 0 12 495">
                  <text:p/>
                </draw:connector>
                <draw:custom-shape draw:style-name="gr3" draw:text-style-name="P3" draw:layer="layout" svg:width="3.223cm" svg:height="1.352cm" svg:x="13.065cm" svg:y="10.049cm">
                  <text:p text:style-name="P2"><text:span text:style-name="T1">Supervisor Servicio al Cliente 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3" draw:layer="layout" svg:width="3.051cm" svg:height="1.297cm" svg:x="14.8cm" svg:y="15.381cm">
                  <text:p text:style-name="P2"><text:span text:style-name="T1">Recepcionista <text:s text:c="4"/>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3" draw:layer="layout" svg:width="3.026cm" svg:height="1.276cm" svg:x="14.825cm" svg:y="18.65cm">
                  <text:p text:style-name="P2"><text:span text:style-name="T1">Secretaria de Consultorios 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5" draw:layer="layout" svg:width="2.507cm" svg:height="1.387cm" svg:x="11.938cm" svg:y="14.921cm">
                  <text:p text:style-name="P4"><text:span text:style-name="T1">Caja <text:s/></text:span></text:p>
                  <text:p text:style-name="P4"><text:span text:style-name="T1">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5" draw:layer="layout" svg:width="3.038cm" svg:height="1.251cm" svg:x="14.813cm" svg:y="17.029cm">
                  <text:p text:style-name="P4"><text:span text:style-name="T1">Caja </text:span></text:p>
                  <text:p text:style-name="P4"><text:span text:style-name="T1">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3" draw:layer="layout" svg:width="2.541cm" svg:height="1.371cm" svg:x="11.904cm" svg:y="13.18cm">
                  <text:p text:style-name="P2"><text:span text:style-name="T1">Recepcionista <text:s/>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3" draw:layer="layout" svg:width="2.356cm" svg:height="0.916cm" svg:x="11.989cm" svg:y="11.906cm">
                  <text:p text:style-name="P2"><text:span text:style-name="T1">Punto Norte 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3" draw:layer="layout" svg:width="2.356cm" svg:height="0.927cm" svg:x="14.88cm" svg:y="11.896cm">
                  <text:p text:style-name="P2"><text:span text:style-name="T1">Punto Sur 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5" draw:layer="layout" svg:width="3.084cm" svg:height="1.772cm" svg:x="14.767cm" svg:y="13.226cm">
                  <text:p text:style-name="P4"><text:span text:style-name="T1">Ejecutivo de Servicio al Cliente</text:span></text:p>
                  <text:p text:style-name="P4"><text:span text:style-name="T1">(1)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2" draw:text-style-name="P1" draw:layer="layout" draw:type="line" svg:x1="16.116cm" svg:y1="11.645cm" svg:x2="16.12cm" svg:y2="11.942cm" svg:d="M16116 11645l4 297" svg:viewBox="0 0 5 298">
                  <text:p/>
                </draw:connector>
                <draw:connector draw:style-name="gr2" draw:text-style-name="P1" draw:layer="layout" draw:type="line" svg:x1="13.172cm" svg:y1="11.633cm" svg:x2="13.176cm" svg:y2="11.929cm" svg:d="M13172 11633l4 296" svg:viewBox="0 0 5 297">
                  <text:p/>
                </draw:connector>
                <draw:connector draw:style-name="gr2" draw:text-style-name="P1" draw:layer="layout" draw:type="line" svg:x1="13.144cm" svg:y1="12.827cm" svg:x2="13.148cm" svg:y2="13.18cm" svg:d="M13144 12827l4 353" svg:viewBox="0 0 5 354">
                  <text:p/>
                </draw:connector>
                <draw:connector draw:style-name="gr2" draw:text-style-name="P1" draw:layer="layout" draw:type="line" svg:x1="13.165cm" svg:y1="14.524cm" svg:x2="13.169cm" svg:y2="14.877cm" svg:d="M13165 14524l4 353" svg:viewBox="0 0 5 354">
                  <text:p/>
                </draw:connector>
                <draw:connector draw:style-name="gr2" draw:text-style-name="P1" draw:layer="layout" draw:type="line" svg:x1="16.109cm" svg:y1="12.806cm" svg:x2="16.113cm" svg:y2="13.227cm" svg:d="M16109 12806l4 421" svg:viewBox="0 0 5 422">
                  <text:p/>
                </draw:connector>
                <draw:connector draw:style-name="gr2" draw:text-style-name="P1" draw:layer="layout" draw:type="line" svg:x1="16.109cm" svg:y1="15.032cm" svg:x2="16.113cm" svg:y2="15.385cm" svg:d="M16109 15032l4 353" svg:viewBox="0 0 5 354">
                  <text:p/>
                </draw:connector>
                <draw:connector draw:style-name="gr2" draw:text-style-name="P1" draw:layer="layout" draw:type="line" svg:x1="16.13cm" svg:y1="16.637cm" svg:x2="16.134cm" svg:y2="16.99cm" svg:d="M16130 16637l4 353" svg:viewBox="0 0 5 354">
                  <text:p/>
                </draw:connector>
                <draw:connector draw:style-name="gr2" draw:text-style-name="P1" draw:layer="layout" draw:type="line" svg:x1="16.164cm" svg:y1="18.329cm" svg:x2="16.167cm" svg:y2="18.681cm" svg:d="M16164 18329l3 352" svg:viewBox="0 0 4 353">
                  <text:p/>
                </draw:connector>
                <draw:connector draw:style-name="gr2" draw:text-style-name="P1" draw:layer="layout" draw:type="line" svg:x1="16.146cm" svg:y1="11.647cm" svg:x2="13.125cm" svg:y2="11.638cm" svg:d="M16146 11647l-3021-9" svg:viewBox="0 0 3022 10">
                  <text:p/>
                </draw:connector>
              </draw:g>
            </draw:g>
            <draw:g>
              <draw:connector draw:style-name="gr2" draw:text-style-name="P1" draw:layer="layout" draw:type="line" svg:x1="14.597cm" svg:y1="6.207cm" svg:x2="11.922cm" svg:y2="6.211cm" svg:d="M14597 6207l-2675 4" svg:viewBox="0 0 2676 5">
                <text:p/>
              </draw:connector>
              <draw:connector draw:style-name="gr2" draw:text-style-name="P1" draw:layer="layout" draw:type="line" svg:x1="9.96cm" svg:y1="3.484cm" svg:x2="9.964cm" svg:y2="7.899cm" svg:d="M9960 3484l4 4415" svg:viewBox="0 0 5 4416">
                <text:p/>
              </draw:connector>
              <draw:custom-shape draw:style-name="gr3" draw:text-style-name="P3" draw:layer="layout" svg:width="3.913cm" svg:height="0.84cm" svg:x="8.011cm" svg:y="5.764cm">
                <text:p text:style-name="P2"><text:span text:style-name="T2">Jefe de Operaciones (1)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2.752cm" svg:height="1.482cm" svg:x="8.696cm" svg:y="3.884cm">
                <text:p text:style-name="P2"><text:span text:style-name="T1">Departamento <text:s/>de Operacione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828cm" svg:height="0.768cm" svg:x="9.075cm" svg:y="6.89cm">
                <text:p text:style-name="P2"><text:span text:style-name="T2">GY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828cm" svg:height="0.779cm" svg:x="12.356cm" svg:y="5.826cm">
                <text:p text:style-name="P2"><text:span text:style-name="T2">UIO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3.165cm" svg:height="0.779cm" svg:x="14.606cm" svg:y="5.826cm">
                <text:p text:style-name="P2"><text:span text:style-name="T2">Administrador (1)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onnector draw:style-name="gr2" draw:text-style-name="P1" draw:layer="layout" draw:type="line" svg:x1="16.287cm" svg:y1="1.889cm" svg:x2="15.754cm" svg:y2="1.886cm" svg:d="M16287 1889l-533-3" svg:viewBox="0 0 534 4">
            <text:p/>
          </draw:connector>
          <draw:connector draw:style-name="gr2" draw:text-style-name="P1" draw:layer="layout" draw:type="line" svg:x1="22.489cm" svg:y1="3.406cm" svg:x2="9.739cm" svg:y2="3.463cm" svg:d="M22489 3406l-12750 57" svg:viewBox="0 0 12751 58">
            <text:p/>
          </draw:connector>
          <draw:connector draw:style-name="gr2" draw:text-style-name="P1" draw:layer="layout" draw:type="line" svg:x1="13.558cm" svg:y1="2.386cm" svg:x2="13.562cm" svg:y2="3.406cm" svg:d="M13558 2386l4 1020" svg:viewBox="0 0 5 1021">
            <text:p/>
          </draw:connector>
          <draw:custom-shape draw:style-name="gr3" draw:text-style-name="P3" draw:layer="layout" svg:width="4.186cm" svg:height="0.999cm" svg:x="11.649cm" svg:y="1.378cm">
            <text:p text:style-name="P2"><text:span text:style-name="T3">Gerente Gener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4.128cm" svg:height="0.775cm" svg:x="16.209cm" svg:y="1.494cm">
            <text:p text:style-name="P2"><text:span text:style-name="T1">Auditor Interno (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draw:type="line" svg:x1="20.688cm" svg:y1="1.843cm" svg:x2="20.361cm" svg:y2="1.84cm" svg:d="M20688 1843l-327-3" svg:viewBox="0 0 328 4">
            <text:p/>
          </draw:connector>
          <draw:custom-shape draw:style-name="gr3" draw:text-style-name="P3" draw:layer="layout" svg:width="5.01cm" svg:height="0.775cm" svg:x="20.749cm" svg:y="1.482cm">
            <text:p text:style-name="P2"><text:span text:style-name="T1">Auditor Interno Junior (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layer="layout" svg:width="8.19cm" svg:height="0.962cm" svg:x="2cm" svg:y="1.7cm">
          <draw:text-box>
            <text:p>ACTORES CONTRATOS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2="1" draw:dots2-length="0.352cm" draw:distance="0.26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07:32.295050588</meta:creation-date>
    <dc:date>2015-07-02T15:23:06.882822197</dc:date>
    <meta:editing-duration>P0D</meta:editing-duration>
    <meta:editing-cycles>2</meta:editing-cycles>
    <meta:generator>LibreOffice/4.2.8.2$Linux_X86_64 LibreOffice_project/420m0$Build-2</meta:generator>
    <meta:document-statistic meta:object-count="97"/>
  </office:meta>
</office:document-meta>
</file>